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10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7 July 1870</text:p>
      <text:p text:style-name="P2">Month<text:tab/><text:tab/><text:tab/><text:tab/><text:tab/><text:tab/>July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 <text:s/>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Y</text:p>
      <text:p text:style-name="P2">Postmark<text:tab/><text:tab/><text:tab/><text:tab/><text:tab/>Y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37 Beresford Road/</text:p>
      <text:p text:style-name="P4">Highbury New Park/</text:p>
      <text:p text:style-name="P4">Islington. N./</text:p>
      <text:p text:style-name="P4">London 27 July(/)70/</text:p>
      <text:p text:style-name="P2">Revd. S Morais/</text:p>
      <text:p text:style-name="P2">My dear Sir/</text:p>
      <text:p text:style-name="P2"><text:span text:style-name="T1"><text:tab/>Your favor of 12</text:span><text:span text:style-name="T2">th</text:span><text:span text:style-name="T1"> Inst. afforded me/ the pleasing opportunity of serving you,/ and I beg to assure you that I shall always/ be most happy to attend to any affair interesting/ to you, within my limited power./</text:span></text:p>
      <text:p text:style-name="P2"><text:tab/>Enclosed I send the Note &amp; answer/ from my relative who is secretary of the Instn./ I regret that it is not more favorable./</text:p>
      <text:p text:style-name="P2"><text:tab/>Mrs. N &amp; sisters unite with me/ in the pleasure derived from knowing that/ your family circle is complete and well:/ your mother's in law's removal from time/ to eternity can scarcely, as you justly observed,/ be looked on as a loss, considering her age &amp; infirmity/ We all thank you for your kind <text:soft-page-break/>expressions of/ condolence, and send our sincere regards/ to your dear wife children &amp; yourself/</text:p>
      <text:p text:style-name="P2"><text:tab/><text:tab/><text:tab/><text:tab/><text:tab/><text:tab/><text:tab/><text:tab/>ever yours truly/</text:p>
      <text:p text:style-name="P2"><text:tab/><text:tab/><text:tab/><text:tab/><text:tab/><text:tab/><text:tab/><text:tab/>[?]/<text:line-break/>Mr &amp; Mrs Almosnino are just now at Margate/ the latter has been a cripple for some months, the/ right leg is almost paralyzed, I fear it will not be better/</text:p>
      <text:p text:style-name="P2"/>
      <text:p text:style-name="P2">[Envelope]</text:p>
      <text:p text:style-name="P2">Rev S Morais/</text:p>
      <text:p text:style-name="P2"><text:span text:style-name="T1">546 North 5</text:span><text:span text:style-name="T2">th</text:span><text:span text:style-name="T1"> Street/</text:span></text:p>
      <text:p text:style-name="P2"><text:tab/>Philadelphia/</text:p>
      <text:p text:style-name="P2"><text:tab/><text:tab/>United Stat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1T13:39:18</meta:creation-date>
    <dc:date>2011-12-13T12:10:26.29</dc:date>
    <dc:language>en-US</dc:language>
    <meta:editing-cycles>3</meta:editing-cycles>
    <meta:editing-duration>PT00H10M10S</meta:editing-duration>
    <dc:creator>Penn Libraries</dc:creator>
    <meta:document-statistic meta:table-count="0" meta:image-count="0" meta:object-count="0" meta:page-count="3" meta:paragraph-count="76" meta:word-count="364" meta:character-count="2356"/>
    <meta:user-defined meta:name="Info 1"/>
    <meta:user-defined meta:name="Info 2"/>
    <meta:user-defined meta:name="Info 3"/>
    <meta:user-defined meta:name="Info 4"/>
  </office:meta>
</office:document-meta>
</file>